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 style:list-style-name="WWNum1">
      <loext:graphic-properties draw:fill="solid" draw:fill-color="#f9f9f9"/>
      <style:paragraph-properties fo:margin-left="0.5in" fo:margin-right="0in" fo:margin-top="0.1665in" fo:margin-bottom="0.1665in" loext:contextual-spacing="false" fo:line-height="100%" fo:text-indent="-0.25in" style:auto-text-indent="false" fo:background-color="#f9f9f9" fo:padding="0in" fo:border="none"/>
    </style:style>
    <style:style style:name="P2" style:family="paragraph" style:parent-style-name="Standard" style:list-style-name="WWNum2">
      <loext:graphic-properties draw:fill="solid" draw:fill-color="#f9f9f9"/>
      <style:paragraph-properties fo:margin-left="0.5in" fo:margin-right="0in" fo:margin-top="0.1665in" fo:margin-bottom="0.1665in" loext:contextual-spacing="false" fo:line-height="100%" fo:text-indent="-0.25in" style:auto-text-indent="false" fo:background-color="#f9f9f9" fo:padding="0in" fo:border="none"/>
    </style:style>
    <style:style style:name="P3" style:family="paragraph" style:parent-style-name="Standard">
      <loext:graphic-properties draw:fill="solid" draw:fill-color="#f9f9f9"/>
      <style:paragraph-properties fo:margin-left="0.5in" fo:margin-right="0in" fo:margin-top="0in" fo:margin-bottom="0.0835in" loext:contextual-spacing="false" fo:line-height="150%" fo:text-indent="0in" style:auto-text-indent="false" fo:background-color="#f9f9f9" fo:padding="0in" fo:border="none"/>
    </style:style>
    <style:style style:name="P4" style:family="paragraph" style:parent-style-name="Standard">
      <loext:graphic-properties draw:fill="solid" draw:fill-color="#f9f9f9"/>
      <style:paragraph-properties fo:margin-left="0.5in" fo:margin-right="0in" fo:margin-top="0.1665in" fo:margin-bottom="0.1665in" loext:contextual-spacing="false" fo:line-height="100%" fo:text-indent="0in" style:auto-text-indent="false" fo:background-color="#f9f9f9" fo:padding="0in" fo:border="none"/>
    </style:style>
    <style:style style:name="P5" style:family="paragraph" style:parent-style-name="Heading_20_3" style:master-page-name="Standard">
      <loext:graphic-properties draw:fill="solid" draw:fill-color="#f9f9f9"/>
      <style:paragraph-properties fo:margin-top="0.1945in" fo:margin-bottom="0.1807in" loext:contextual-spacing="false" fo:line-height="120%" fo:keep-together="auto" style:page-number="1" fo:background-color="#f9f9f9" fo:padding="0in" fo:border="none" fo:keep-with-next="auto"/>
    </style:style>
    <style:style style:name="T1" style:family="text">
      <style:text-properties fo:color="#3d495c" style:font-name="Verdana" fo:font-size="13pt" fo:font-weight="bold" style:font-name-asian="Verdana1" style:font-size-asian="13pt" style:font-weight-asian="bold" style:font-name-complex="Verdana1" style:font-size-complex="13pt"/>
    </style:style>
    <style:style style:name="T2" style:family="text">
      <style:text-properties style:font-name="Verdana" fo:font-size="12pt" style:font-name-asian="Verdana1" style:font-size-asian="12pt" style:font-name-complex="Verdana1" style:font-size-complex="12pt"/>
    </style:style>
    <style:style style:name="T3" style:family="text">
      <style:text-properties style:font-name="Verdana" fo:font-size="12pt" fo:font-style="italic" style:font-name-asian="Verdana1" style:font-size-asian="12pt" style:font-style-asian="italic" style:font-name-complex="Verdana1" style:font-size-complex="12pt"/>
    </style:style>
    <style:style style:name="T4" style:family="text">
      <style:text-properties fo:color="#e83e8c" style:font-name="Courier New" fo:font-size="10.5pt" style:font-name-asian="Courier New1" style:font-size-asian="10.5pt" style:font-name-complex="Courier New1" style:font-size-complex="10.5pt"/>
    </style:style>
    <style:style style:name="T5" style:family="text">
      <style:text-properties fo:color="#003be5" style:font-name="Verdana" fo:font-size="12pt" style:font-name-asian="Verdana1" style:font-size-asian="12pt" style:font-name-complex="Verdana1" style:font-size-complex="12pt"/>
    </style:style>
    <style:style style:name="T6" style:family="text">
      <style:text-properties fo:color="#f8f8f2" style:font-name="Courier New" fo:font-size="12pt" fo:background-color="#272822" loext:char-shading-value="0" style:font-name-asian="Courier New1" style:font-size-asian="12pt" style:font-name-complex="Courier New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l6wow28kt3xn"/><text:span text:style-name="T1">Parte II - Manipulação &amp; Busca</text:span></text:p>
      <text:list xml:id="list3105892030" text:style-name="WWNum1">
        <text:list-item>
          <text:p text:style-name="P1"><text:span text:style-name="T2">Na pasta </text:span><text:span text:style-name="T4">unix_tests</text:span><text:span text:style-name="T2"> , baixe um arquivo com os nomes de todos os países do mundo utilizando o comando </text:span><text:a xlink:type="simple" xlink:href="https://linux.die.net/man/1/curl" text:style-name="ListLabel_20_19" text:visited-style-name="ListLabel_20_19"><text:span text:style-name="T5">curl:</text:span></text:a></text:p>
        </text:list-item>
      </text:list>
      <text:p text:style-name="P3"><text:span text:style-name="T6">curl -o countries.txt "https://gist.githubusercontent.com/kalinchernev/486393efcca01623b18d/raw/daa24c9fea66afb7d68f8d69f0c4b8eeb9406e83/countries"</text:span></text:p>
      <text:list xml:id="list2095483982" text:style-name="WWNum2">
        <text:list-item>
          <text:p text:style-name="P2"><text:span text:style-name="T2">Mostre todo o conteúdo do arquivo </text:span><text:span text:style-name="T4">countries.txt</text:span><text:span text:style-name="T2"> na tela.</text:span></text:p>
        </text:list-item>
      </text:list>
      <text:p text:style-name="P4"><text:span text:style-name="T2">cat countries.txt</text:span></text:p>
      <text:list xml:id="list162518468073559" text:continue-numbering="true" text:style-name="WWNum2">
        <text:list-item>
          <text:p text:style-name="P2"><text:span text:style-name="T2">Mostre o conteúdo de </text:span><text:span text:style-name="T4">countries.txt</text:span><text:span text:style-name="T2"> , página por página, até encontrar a </text:span><text:span text:style-name="T4">Zambia</text:span><text:span text:style-name="T2"> .</text:span></text:p>
        </text:list-item>
      </text:list>
      <text:p text:style-name="P4"><text:span text:style-name="T2">less countries.txt</text:span></text:p>
      <text:list xml:id="list162517371443558" text:continue-numbering="true" text:style-name="WWNum2">
        <text:list-item>
          <text:p text:style-name="P2"><text:span text:style-name="T2">Mostre novamente o conteúdo de </text:span><text:span text:style-name="T4">countries.txt</text:span><text:span text:style-name="T2"> página por página, mas agora utilize um comando para buscar por </text:span><text:span text:style-name="T4">Zambia</text:span><text:span text:style-name="T2"> .</text:span></text:p>
        </text:list-item>
      </text:list>
      <text:p text:style-name="P4"><text:span text:style-name="T2">less countries.txt</text:span></text:p>
      <text:p text:style-name="P4"><text:span text:style-name="T2">/Zambia</text:span></text:p>
      <text:list xml:id="list162518332013760" text:continue-numbering="true" text:style-name="WWNum2">
        <text:list-item>
          <text:p text:style-name="P2"><text:span text:style-name="T2">Busque por </text:span><text:span text:style-name="T4">Brazil</text:span><text:span text:style-name="T2"> no </text:span><text:span text:style-name="T4">countries.txt</text:span><text:span text:style-name="T2"> .</text:span></text:p>
        </text:list-item>
      </text:list>
      <text:p text:style-name="P4"><text:span text:style-name="T2">/Brazil</text:span></text:p>
      <text:list xml:id="list162517245885114" text:continue-numbering="true" text:style-name="WWNum2">
        <text:list-item>
          <text:p text:style-name="P2"><text:span text:style-name="T2">Busque novamente por </text:span><text:span text:style-name="T4">brazil</text:span><text:span text:style-name="T2"> , mas agora utilizando o </text:span><text:span text:style-name="T3">lower case </text:span><text:span text:style-name="T2">.<text:line-break/>Para os próximos exercícios, crie um novo arquivo chamado </text:span><text:span text:style-name="T4">phrases.txt</text:span><text:span text:style-name="T2"> e adicione algumas frases à sua escolha. Não precisa criar o arquivo pelo terminal.</text:span></text:p>
        </text:list-item>
      </text:list>
      <text:p text:style-name="P4"><text:span text:style-name="T2">-i // busca case-insensitive</text:span></text:p>
      <text:p text:style-name="P4"><text:span text:style-name="T2">/Brazil</text:span></text:p>
      <text:list xml:id="list162517461152040" text:continue-numbering="true" text:style-name="WWNum2">
        <text:list-item>
          <text:p text:style-name="P2"><text:span text:style-name="T2">Busque pelas frases que não contenham a palavra </text:span><text:span text:style-name="T4">fox</text:span><text:span text:style-name="T2"> .</text:span></text:p>
        </text:list-item>
      </text:list>
      <text:p text:style-name="P4"><text:span text:style-name="T2">grep -vi "fox" phrases.txt // v: inverte a busca | i: case-insensitive</text:span></text:p>
      <text:list xml:id="list162517361156470" text:continue-numbering="true" text:style-name="WWNum2">
        <text:list-item>
          <text:p text:style-name="P2"><text:span text:style-name="T2">Conte o número de palavras do arquivo </text:span><text:span text:style-name="T4">phrases.txt</text:span><text:span text:style-name="T2"> .</text:span></text:p>
        </text:list-item>
      </text:list>
      <text:p text:style-name="P4"><text:span text:style-name="T2">wc -w phrases.txt // w: conta palavras</text:span></text:p>
      <text:list xml:id="list162518008607969" text:continue-numbering="true" text:style-name="WWNum2">
        <text:list-item>
          <text:p text:style-name="P2"><text:span text:style-name="T2">Conte o número de linhas do arquivo </text:span><text:span text:style-name="T4">phrases.txt</text:span><text:span text:style-name="T2"> .</text:span></text:p>
        </text:list-item>
      </text:list>
      <text:p text:style-name="P4"><text:span text:style-name="T2">wc -l phrases.txt // l: conta linhas</text:span></text:p>
      <text:list xml:id="list162518268820535" text:continue-numbering="true" text:style-name="WWNum2">
        <text:list-item>
          <text:p text:style-name="P2"><text:span text:style-name="T2">Crie os arquivos </text:span><text:span text:style-name="T4">empty.tbt</text:span><text:span text:style-name="T2"> e </text:span><text:span text:style-name="T4">empty.pdf</text:span><text:span text:style-name="T2"> .</text:span></text:p>
        </text:list-item>
      </text:list>
      <text:p text:style-name="P4"><text:span text:style-name="T2">touch empty.tbt empty.pdf</text:span></text:p>
      <text:list xml:id="list162518252720355" text:continue-numbering="true" text:style-name="WWNum2">
        <text:list-item>
          <text:p text:style-name="P2"><text:span text:style-name="T2">Liste todos os arquivos do diretório </text:span><text:span text:style-name="T4">unix_tests</text:span><text:span text:style-name="T2"> .</text:span></text:p>
        </text:list-item>
      </text:list>
      <text:p text:style-name="P4"><text:span text:style-name="T2">ls</text:span></text:p>
      <text:list xml:id="list162518910341851" text:continue-numbering="true" text:style-name="WWNum2">
        <text:list-item>
          <text:p text:style-name="P2"><text:soft-page-break/><text:span text:style-name="T2">Liste todos os arquivos que terminem com </text:span><text:span text:style-name="T4">txt</text:span><text:span text:style-name="T2"> .</text:span></text:p>
        </text:list-item>
      </text:list>
      <text:p text:style-name="P4"><text:span text:style-name="T2">ls *.txt</text:span></text:p>
      <text:list xml:id="list162517441430275" text:continue-numbering="true" text:style-name="WWNum2">
        <text:list-item>
          <text:p text:style-name="P2"><text:span text:style-name="T2">Liste todos os arquivos que terminem com </text:span><text:span text:style-name="T4">tbt</text:span><text:span text:style-name="T2"> ou </text:span><text:span text:style-name="T4">txt</text:span><text:span text:style-name="T2"> .</text:span></text:p>
        </text:list-item>
      </text:list>
      <text:p text:style-name="P4"><text:span text:style-name="T2">ls *.t?t</text:span></text:p>
      <text:list xml:id="list162519054613040" text:continue-numbering="true" text:style-name="WWNum2">
        <text:list-item>
          <text:p text:style-name="P2"><text:span text:style-name="T2">Acesse o manual do comando </text:span><text:span text:style-name="T4">ls</text:span><text:span text:style-name="T2"> .</text:span></text:p>
        </text:list-item>
      </text:list>
      <text:p text:style-name="P4"><text:span text:style-name="T2">man l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 style:font-name-asian="Verdana1" style:font-family-asian="Verdana" style:font-family-generic-asian="system" style:font-pitch-asian="variable" style:font-size-asian="12pt" style:font-name-complex="Verdana1" style:font-family-complex="Verdana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 style:font-name-asian="Verdana1" style:font-family-asian="Verdana" style:font-family-generic-asian="system" style:font-pitch-asian="variable" style:font-size-asian="12pt" style:font-name-complex="Verdana1" style:font-family-complex="Verdana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003be5" style:font-name="Verdana" fo:font-family="Verdana" style:font-family-generic="roman" style:font-pitch="variable" fo:font-size="12pt" style:font-name-asian="Verdana1" style:font-family-asian="Verdana" style:font-family-generic-asian="system" style:font-pitch-asian="variable" style:font-size-asian="12pt" style:font-name-complex="Verdana1" style:font-family-complex="Verdana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1" meta:word-count="247" meta:character-count="1491" meta:non-whitespace-character-count="1289"/>
    <meta:generator>LibreOfficeDev/6.0.5.2$Linux_X86_64 LibreOffice_project/</meta:generator>
  </office:meta>
</office:document-meta>
</file>